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jest z nami tu /x4</text:span><text:span text:style-name="T1"><text:line-break/></text:span><text:span text:style-name="T2">ppp</text:span><text:span text:style-name="T2"><text:line-break/></text:span><text:span text:style-name="T2">ppp</text:span><text:span text:style-name="T1"><text:line-break/></text:span><text:span text:style-name="T1">A Jego moc działa dziś</text:span><text:span text:style-name="T1"><text:line-break/></text:span><text:span text:style-name="T1">by uwolnić Cię</text:span><text:span text:style-name="T1"><text:line-break/></text:span><text:span text:style-name="T1">A Jego moc działa dziś</text:span><text:span text:style-name="T1"><text:line-break/></text:span><text:span text:style-name="T1">by uzdrowić Cię</text:span><text:span text:style-name="T1"><text:line-break/></text:span><text:span text:style-name="T1">A Jego moc działa dziś</text:span><text:span text:style-name="T1"><text:line-break/></text:span><text:span text:style-name="T1">aby zbawić Cię</text:span><text:span text:style-name="T1"><text:line-break/></text:span><text:span text:style-name="T1">Jezus jest z nami t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1-25T19:58:37</meta:creation-date>
    <dc:date>2011-03-11T21:47:41.45</dc:date>
    <dc:language>pl-PL</dc:language>
    <meta:editing-cycles>6</meta:editing-cycles>
    <meta:editing-duration>PT01H44M1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